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ffffff" draw:opacity="100%" draw:textarea-horizontal-align="justify" draw:textarea-vertical-align="middle" draw:auto-grow-height="false" fo:min-height="22.55cm" fo:min-width="17.1cm" fo:padding-top="0.142cm" fo:padding-bottom="0.142cm" fo:padding-left="0.267cm" fo:padding-right="0.267cm"/>
    </style:style>
    <style:style style:name="gr2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8cm" fo:min-width="4.288cm" fo:padding-top="0.151cm" fo:padding-bottom="0.151cm" fo:padding-left="0.276cm" fo:padding-right="0.276cm"/>
      <style:paragraph-properties style:writing-mode="lr-tb"/>
    </style:style>
    <style:style style:name="gr3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2cm" fo:min-width="3.569cm" fo:padding-top="0.151cm" fo:padding-bottom="0.151cm" fo:padding-left="0.276cm" fo:padding-right="0.276cm"/>
      <style:paragraph-properties style:writing-mode="lr-tb"/>
    </style:style>
    <style:style style:name="gr4" style:family="graphic" style:parent-style-name="Default_5f_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Default_5f_1">
      <style:graphic-properties draw:stroke="none" draw:fill="none" fo:min-height="1.111cm"/>
      <style:paragraph-properties style:writing-mode="lr-tb"/>
    </style:style>
    <style:style style:name="gr7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8cm" fo:min-width="2.958cm" fo:padding-top="0.151cm" fo:padding-bottom="0.151cm" fo:padding-left="0.276cm" fo:padding-right="0.276cm"/>
      <style:paragraph-properties style:writing-mode="lr-tb"/>
    </style:style>
    <style:style style:name="gr8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8cm" fo:min-width="2.961cm" fo:padding-top="0.151cm" fo:padding-bottom="0.151cm" fo:padding-left="0.276cm" fo:padding-right="0.276cm"/>
      <style:paragraph-properties style:writing-mode="lr-tb"/>
    </style:style>
    <style:style style:name="gr9" style:family="graphic" style:parent-style-name="Default_5f_1" style:list-style-name="L1">
      <style:graphic-properties svg:stroke-width="0.053cm" svg:stroke-color="#d4ea6b" draw:marker-start-width="0.279cm" draw:marker-end-width="0.279cm" draw:fill="none" draw:textarea-horizontal-align="justify" draw:textarea-vertical-align="middle" draw:auto-grow-height="false" fo:min-height="0.922cm" fo:min-width="3.662cm" fo:padding-top="0.151cm" fo:padding-bottom="0.151cm" fo:padding-left="0.276cm" fo:padding-right="0.276cm"/>
      <style:paragraph-properties style:writing-mode="lr-tb"/>
    </style:style>
    <style:style style:name="gr10" style:family="graphic" style:parent-style-name="Default_5f_1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11" style:family="graphic" style:parent-style-name="Default_5f_1">
      <style:graphic-properties draw:stroke="none" draw:fill="none" fo:min-height="0.513cm"/>
      <style:paragraph-properties style:writing-mode="lr-tb"/>
    </style:style>
    <style:style style:name="gr12" style:family="graphic" style:parent-style-name="Default_5f_1">
      <style:graphic-properties svg:stroke-color="#d4ea6b" draw:fill="solid" draw:fill-color="#d4ea6b" draw:textarea-horizontal-align="justify" draw:textarea-vertical-align="middle" draw:auto-grow-height="false" fo:min-height="0.315cm" fo:min-width="0.273cm"/>
    </style:style>
    <style:style style:name="gr13" style:family="graphic" style:parent-style-name="Default_5f_1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14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8cm" fo:min-width="2.553cm" fo:padding-top="0.151cm" fo:padding-bottom="0.151cm" fo:padding-left="0.276cm" fo:padding-right="0.276cm"/>
      <style:paragraph-properties style:writing-mode="lr-tb"/>
    </style:style>
    <style:style style:name="gr15" style:family="graphic" style:parent-style-name="Default_5f_1" style:list-style-name="L1">
      <style:graphic-properties svg:stroke-width="0.053cm" svg:stroke-color="#d4ea6b" draw:marker-start-width="0.279cm" draw:marker-end-width="0.279cm" draw:fill="none" draw:textarea-horizontal-align="justify" draw:textarea-vertical-align="middle" draw:auto-grow-height="false" fo:min-height="0.878cm" fo:min-width="3.668cm" fo:padding-top="0.151cm" fo:padding-bottom="0.151cm" fo:padding-left="0.276cm" fo:padding-right="0.276cm"/>
      <style:paragraph-properties style:writing-mode="lr-tb"/>
    </style:style>
    <style:style style:name="gr16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8cm" fo:min-width="2.629cm" fo:padding-top="0.151cm" fo:padding-bottom="0.151cm" fo:padding-left="0.276cm" fo:padding-right="0.276cm"/>
      <style:paragraph-properties style:writing-mode="lr-tb"/>
    </style:style>
    <style:style style:name="gr17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8cm" fo:min-width="2.778cm" fo:padding-top="0.151cm" fo:padding-bottom="0.151cm" fo:padding-left="0.276cm" fo:padding-right="0.276cm"/>
      <style:paragraph-properties style:writing-mode="lr-tb"/>
    </style:style>
    <style:style style:name="gr18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2cm" fo:min-width="3.162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svg:stroke-width="0.081cm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2cm" fo:min-width="3.162cm" fo:padding-top="0.151cm" fo:padding-bottom="0.151cm" fo:padding-left="0.276cm" fo:padding-right="0.276cm"/>
      <style:paragraph-properties style:writing-mode="lr-tb"/>
    </style:style>
    <style:style style:name="gr22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2cm" fo:min-width="3.544cm" fo:padding-top="0.151cm" fo:padding-bottom="0.151cm" fo:padding-left="0.276cm" fo:padding-right="0.276cm"/>
      <style:paragraph-properties style:writing-mode="lr-tb"/>
    </style:style>
    <style:style style:name="gr23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  <style:paragraph-properties style:writing-mode="lr-tb"/>
    </style:style>
    <style:style style:name="gr24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2cm" fo:min-width="3.162cm" fo:padding-top="0.151cm" fo:padding-bottom="0.151cm" fo:padding-left="0.276cm" fo:padding-right="0.276cm"/>
      <style:paragraph-properties style:writing-mode="lr-tb"/>
    </style:style>
    <style:style style:name="gr25" style:family="graphic" style:parent-style-name="Default_5f_1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872cm" fo:min-width="2.662cm" fo:padding-top="0.151cm" fo:padding-bottom="0.151cm" fo:padding-left="0.276cm" fo:padding-right="0.276cm"/>
      <style:paragraph-properties style:writing-mode="lr-tb"/>
    </style:style>
    <style:style style:name="gr26" style:family="graphic" style:parent-style-name="Default_5f_1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872cm" fo:min-width="2.662cm" fo:padding-top="0.151cm" fo:padding-bottom="0.151cm" fo:padding-left="0.276cm" fo:padding-right="0.276cm"/>
      <style:paragraph-properties style:writing-mode="lr-tb"/>
    </style:style>
    <style:style style:name="gr27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2cm" fo:min-width="3.162cm" fo:padding-top="0.151cm" fo:padding-bottom="0.151cm" fo:padding-left="0.276cm" fo:padding-right="0.276cm"/>
      <style:paragraph-properties style:writing-mode="lr-tb"/>
    </style:style>
    <style:style style:name="gr28" style:family="graphic" style:parent-style-name="Default_5f_1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72cm" fo:min-width="3.162cm" fo:padding-top="0.151cm" fo:padding-bottom="0.151cm" fo:padding-left="0.276cm" fo:padding-right="0.276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loext:graphic-properties draw:fill="none"/>
      <style:paragraph-properties fo:text-align="center" style:writing-mode="lr-tb"/>
      <style:text-properties fo:font-size="14pt"/>
    </style:style>
    <style:style style:name="P6" style:family="paragraph">
      <loext:graphic-properties draw:fill="none"/>
      <style:paragraph-properties fo:text-align="center"/>
      <style:text-properties fo:font-size="14pt"/>
    </style:style>
    <style:style style:name="P7" style:family="paragraph">
      <style:text-properties fo:font-size="14pt"/>
    </style:style>
    <style:style style:name="P8" style:family="paragraph">
      <loext:graphic-properties draw:fill="none"/>
      <style:paragraph-properties style:writing-mode="lr-tb"/>
      <style:text-properties fo:font-size="14pt"/>
    </style:style>
    <style:style style:name="P9" style:family="paragraph">
      <loext:graphic-properties draw:fill-color="#0066b3"/>
      <style:paragraph-properties fo:text-align="center"/>
      <style:text-properties fo:font-size="14pt"/>
    </style:style>
    <style:style style:name="P10" style:family="paragraph">
      <loext:graphic-properties draw:fill="solid" draw:fill-color="#d4ea6b"/>
      <style:paragraph-properties fo:text-align="center"/>
      <style:text-properties fo:font-size="14pt"/>
    </style:style>
    <style:style style:name="P11" style:family="paragraph">
      <loext:graphic-properties draw:fill-color="#ef413d"/>
      <style:paragraph-properties fo:text-align="center"/>
      <style:text-properties fo:font-size="14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size-asian="15pt" style:font-size-complex="15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6cm" svg:height="22.8cm" svg:x="1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96cm" svg:height="1.3cm" svg:x="1.804cm" svg:y="6.075cm">
          <draw:glue-point draw:id="4" svg:x="3.852cm" svg:y="5.04cm"/>
          <draw:glue-point draw:id="5" svg:x="-3.871cm" svg:y="4.99cm"/>
          <text:p text:style-name="P2">Align atomistic </text:p>
          <text:p text:style-name="P2">fragments to beads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247cm" svg:height="1.3cm" svg:x="2.171cm" svg:y="10.619cm">
          <draw:glue-point draw:id="4" svg:x="-2.368cm" svg:y="-5.01cm"/>
          <text:p text:style-name="P2">Minimise residu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448cm" svg:height="1.565cm" svg:x="3.063cm" svg:y="8.243cm">
          <text:p text:style-name="P4">Solvent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4.284cm" svg:y1="7.375cm" svg:x2="4.287cm" svg:y2="8.243cm" draw:start-shape="id1" draw:start-glue-point="2" draw:end-shape="id2" draw:end-glue-point="4" svg:d="M4284 7375l3 868" svg:viewBox="0 0 4 869">
          <text:p/>
        </draw:connector>
        <draw:connector draw:style-name="gr5" draw:text-style-name="P6" draw:layer="layout" draw:type="line" svg:x1="4.287cm" svg:y1="9.808cm" svg:x2="4.294cm" svg:y2="10.619cm" draw:start-shape="id2" draw:start-glue-point="6" draw:end-shape="id3" draw:end-glue-point="0" svg:d="M4287 9808l7 811" svg:viewBox="0 0 8 812">
          <text:p/>
        </draw:connector>
        <draw:frame draw:style-name="gr6" draw:text-style-name="P8" draw:layer="layout" svg:width="1.344cm" svg:height="1.361cm" svg:x="5.656cm" svg:y="8.214cm">
          <draw:text-box>
            <text:p text:style-name="P7"><text:span text:style-name="T1">N</text:span><text:span text:style-name="T1">o</text:span></text:p>
          </draw:text-box>
        </draw:frame>
        <draw:custom-shape draw:style-name="gr7" draw:text-style-name="P3" xml:id="id4" draw:id="id4" draw:layer="layout" svg:width="3.63cm" svg:height="1.3cm" svg:x="8.055cm" svg:y="8.365cm">
          <draw:glue-point draw:id="4" svg:x="2.836cm" svg:y="5.09cm"/>
          <draw:glue-point draw:id="5" svg:x="-2.81cm" svg:y="5.04cm"/>
          <text:p text:style-name="P2">Create <text:span text:style-name="T2">de </text:span><text:span text:style-name="T2">no</text:span><text:span text:style-name="T2">vo</text:span></text:p>
          <text:p text:style-name="P2">topolog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511cm" svg:y1="9.026cm" svg:x2="8.055cm" svg:y2="9.015cm" draw:start-shape="id2" draw:start-glue-point="7" draw:end-shape="id4" draw:end-glue-point="3" svg:d="M5511 9026l2544-11" svg:viewBox="0 0 2545 12">
          <text:p/>
        </draw:connector>
        <draw:custom-shape draw:style-name="gr8" draw:text-style-name="P3" xml:id="id5" draw:id="id5" draw:layer="layout" svg:width="3.633cm" svg:height="1.3cm" svg:x="8.063cm" svg:y="10.619cm">
          <draw:glue-point draw:id="4" svg:x="2.836cm" svg:y="5.09cm"/>
          <draw:glue-point draw:id="5" svg:x="-2.81cm" svg:y="5.04cm"/>
          <text:p text:style-name="P2">Minimise chai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9.87cm" svg:y1="9.665cm" svg:x2="9.879cm" svg:y2="10.619cm" draw:start-shape="id4" draw:start-glue-point="2" draw:end-shape="id5" draw:end-glue-point="0" svg:d="M9870 9665l9 954" svg:viewBox="0 0 10 955">
          <text:p/>
        </draw:connector>
        <draw:custom-shape draw:style-name="gr9" draw:text-style-name="P3" xml:id="id6" draw:id="id6" draw:layer="layout" svg:width="4.34cm" svg:height="1.35cm" svg:x="2.109cm" svg:y="3.914cm">
          <draw:glue-point draw:id="4" svg:x="2.836cm" svg:y="5.09cm"/>
          <draw:glue-point draw:id="5" svg:x="-2.81cm" svg:y="5.04cm"/>
          <text:p text:style-name="P2">Coarse grain</text:p>
          <text:p text:style-name="P2">input tructur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line-skew="-0.096cm" svg:x1="4.279cm" svg:y1="5.264cm" svg:x2="4.284cm" svg:y2="6.075cm" draw:start-shape="id6" draw:start-glue-point="2" draw:end-shape="id1" draw:end-glue-point="0" svg:d="M4279 5264v310h5v501" svg:viewBox="0 0 6 812">
          <text:p/>
        </draw:connector>
        <draw:custom-shape draw:style-name="gr10" draw:text-style-name="P9" draw:layer="layout" svg:width="0.773cm" svg:height="0.565cm" svg:x="11.245cm" svg:y="23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2.266cm" svg:height="0.806cm" svg:x="12.041cm" svg:y="22.042cm">
          <draw:text-box>
            <text:p text:style-name="P7"><text:span text:style-name="T1">Input</text:span></text:p>
          </draw:text-box>
        </draw:frame>
        <draw:custom-shape draw:style-name="gr12" draw:text-style-name="P10" draw:layer="layout" svg:width="0.773cm" svg:height="0.565cm" svg:x="11.235cm" svg:y="22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2.266cm" svg:height="0.806cm" svg:x="12.058cm" svg:y="23.513cm">
          <draw:text-box>
            <text:p text:style-name="P7"><text:span text:style-name="T1">Output</text:span></text:p>
          </draw:text-box>
        </draw:frame>
        <draw:custom-shape draw:style-name="gr13" draw:text-style-name="P11" draw:layer="layout" svg:width="0.773cm" svg:height="0.565cm" svg:x="11.245cm" svg:y="22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.37cm" svg:height="1.361cm" svg:x="12.054cm" svg:y="22.77cm">
          <draw:text-box>
            <text:p text:style-name="P7"><text:span text:style-name="T1">Process</text:span></text:p>
          </draw:text-box>
        </draw:frame>
        <draw:frame draw:style-name="gr6" draw:text-style-name="P8" draw:layer="layout" svg:width="1.466cm" svg:height="1.361cm" svg:x="4.334cm" svg:y="9.655cm">
          <draw:text-box>
            <text:p text:style-name="P7"><text:span text:style-name="T1">Y</text:span><text:span text:style-name="T1">es</text:span></text:p>
          </draw:text-box>
        </draw:frame>
        <draw:custom-shape draw:style-name="gr14" draw:text-style-name="P3" xml:id="id9" draw:id="id9" draw:layer="layout" svg:width="3.225cm" svg:height="1.3cm" svg:x="13.909cm" svg:y="8.37cm">
          <draw:glue-point draw:id="4" svg:x="2.836cm" svg:y="5.09cm"/>
          <draw:glue-point draw:id="5" svg:x="-2.81cm" svg:y="5.04cm"/>
          <text:p text:style-name="P2">Fill in missing</text:p>
          <text:p text:style-name="P2">residu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7" draw:id="id7" draw:layer="layout" svg:width="4.34cm" svg:height="1.3cm" svg:x="13.317cm" svg:y="3.975cm">
          <draw:glue-point draw:id="4" svg:x="2.836cm" svg:y="5.09cm"/>
          <draw:glue-point draw:id="5" svg:x="-2.81cm" svg:y="5.04cm"/>
          <text:p text:style-name="P2">User supplied </text:p>
          <text:p text:style-name="P2">atomistic structu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8" draw:id="id8" draw:layer="layout" svg:width="3.301cm" svg:height="1.3cm" svg:x="13.847cm" svg:y="6.077cm">
          <draw:glue-point draw:id="4" svg:x="3.852cm" svg:y="5.04cm"/>
          <draw:glue-point draw:id="5" svg:x="-3.871cm" svg:y="4.99cm"/>
          <text:p text:style-name="P2">Align supplied</text:p>
          <text:p text:style-name="P2">chains to C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5.487cm" svg:y1="5.275cm" svg:x2="15.497cm" svg:y2="6.077cm" draw:start-shape="id7" draw:start-glue-point="2" draw:end-shape="id8" draw:end-glue-point="0" svg:d="M15487 5275l10 802" svg:viewBox="0 0 11 803">
          <text:p/>
        </draw:connector>
        <draw:connector draw:style-name="gr5" draw:text-style-name="P6" draw:layer="layout" draw:type="line" svg:x1="15.497cm" svg:y1="7.377cm" svg:x2="15.521cm" svg:y2="8.37cm" draw:start-shape="id8" draw:start-glue-point="2" draw:end-shape="id9" draw:end-glue-point="0" svg:d="M15497 7377l24 993" svg:viewBox="0 0 25 994">
          <text:p/>
        </draw:connector>
        <draw:custom-shape draw:style-name="gr17" draw:text-style-name="P3" xml:id="id10" draw:id="id10" draw:layer="layout" svg:width="3.45cm" svg:height="1.3cm" svg:x="13.804cm" svg:y="10.619cm">
          <draw:glue-point draw:id="4" svg:x="2.836cm" svg:y="5.09cm"/>
          <draw:glue-point draw:id="5" svg:x="-2.81cm" svg:y="5.04cm"/>
          <text:p text:style-name="P2">Create aligned</text:p>
          <text:p text:style-name="P2">topolog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5.521cm" svg:y1="9.67cm" svg:x2="15.529cm" svg:y2="10.619cm" draw:start-shape="id9" draw:start-glue-point="2" draw:end-shape="id10" draw:end-glue-point="0" svg:d="M15521 9670l8 949" svg:viewBox="0 0 9 950">
          <text:p/>
        </draw:connector>
        <draw:custom-shape draw:style-name="gr18" draw:text-style-name="P3" xml:id="id11" draw:id="id11" draw:layer="layout" svg:width="3.84cm" svg:height="1.3cm" svg:x="13.62cm" svg:y="12.732cm">
          <draw:glue-point draw:id="4" svg:x="-2.368cm" svg:y="-5.01cm"/>
          <text:p text:style-name="P2">Minimise cha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6" draw:layer="layout" draw:type="lines" draw:line-skew="0cm -0.421cm" svg:x1="11.685cm" svg:y1="9.015cm" svg:x2="13.804cm" svg:y2="11.269cm" draw:start-shape="id4" draw:start-glue-point="1" draw:end-shape="id10" draw:end-glue-point="3" svg:d="M11685 9015h528l643 2254h948" svg:viewBox="0 0 2120 2255">
          <text:p/>
        </draw:connector>
        <draw:connector draw:style-name="gr19" draw:text-style-name="P6" draw:layer="layout" draw:type="lines" draw:line-skew="3.823cm -0.511cm" svg:x1="6.449cm" svg:y1="4.589cm" svg:x2="13.847cm" svg:y2="6.727cm" draw:start-shape="id6" draw:start-glue-point="1" draw:end-shape="id8" draw:end-glue-point="3" svg:d="M6449 4589h4351l2008 2138h1039" svg:viewBox="0 0 7399 2139">
          <text:p/>
        </draw:connector>
        <draw:connector draw:style-name="gr20" draw:text-style-name="P6" draw:layer="layout" draw:type="line" svg:x1="15.529cm" svg:y1="11.919cm" svg:x2="15.54cm" svg:y2="12.732cm" draw:start-shape="id10" draw:start-glue-point="2" draw:end-shape="id11" draw:end-glue-point="0" svg:d="M15529 11919l11 813" svg:viewBox="0 0 12 814">
          <text:p/>
        </draw:connector>
        <draw:custom-shape draw:style-name="gr21" draw:text-style-name="P3" xml:id="id19" draw:id="id19" draw:layer="layout" svg:width="3.84cm" svg:height="1.3cm" svg:x="5.174cm" svg:y="14.783cm">
          <draw:glue-point draw:id="4" svg:x="-2.368cm" svg:y="-5.01cm"/>
          <text:p text:style-name="P2">Minimise syste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4.294cm" svg:y1="11.919cm" svg:x2="5.17cm" svg:y2="13.332cm" draw:start-shape="id3" draw:start-glue-point="2" draw:end-shape="id12" svg:d="M4294 11919v1413h876" svg:viewBox="0 0 877 1414">
          <text:p/>
        </draw:connector>
        <draw:connector draw:style-name="gr5" draw:text-style-name="P6" draw:layer="layout" svg:x1="9.879cm" svg:y1="11.919cm" svg:x2="9.01cm" svg:y2="13.332cm" draw:start-shape="id5" draw:start-glue-point="2" draw:end-shape="id12" draw:end-glue-point="1" svg:d="M9879 11919v1413h-869" svg:viewBox="0 0 870 1414">
          <text:p/>
        </draw:connector>
        <draw:custom-shape draw:style-name="gr22" draw:text-style-name="P3" xml:id="id14" draw:id="id14" draw:layer="layout" svg:width="4.222cm" svg:height="1.3cm" svg:x="4.976cm" svg:y="19.006cm">
          <draw:glue-point draw:id="4" svg:x="-2.368cm" svg:y="-5.01cm"/>
          <text:p text:style-name="P2"><text:s/>NVT equilibr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095cm" svg:y1="18.19cm" svg:x2="7.087cm" svg:y2="19.006cm" draw:start-shape="id13" draw:start-glue-point="2" draw:end-shape="id14" draw:end-glue-point="0" svg:d="M7095 18190l-8 816" svg:viewBox="0 0 9 817">
          <text:p/>
        </draw:connector>
        <draw:custom-shape draw:style-name="gr23" draw:text-style-name="P3" xml:id="id15" draw:id="id15" draw:layer="layout" svg:width="3.84cm" svg:height="1.1cm" svg:x="10.35cm" svg:y="19.084cm">
          <draw:glue-point draw:id="4" svg:x="-2.368cm" svg:y="-5.01cm"/>
          <text:p text:style-name="P2">Create distance</text:p>
          <text:p text:style-name="P2">restraint matri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13.62cm" svg:y1="13.382cm" svg:x2="12.27cm" svg:y2="19.084cm" draw:start-shape="id11" draw:start-glue-point="3" draw:end-shape="id15" draw:end-glue-point="0" svg:d="M13620 13382h-1350v5702" svg:viewBox="0 0 1351 5703">
          <text:p/>
        </draw:connector>
        <draw:custom-shape draw:style-name="gr24" draw:text-style-name="P3" xml:id="id16" draw:id="id16" draw:layer="layout" svg:width="3.84cm" svg:height="1.3cm" svg:x="5.167cm" svg:y="21.119cm">
          <draw:glue-point draw:id="4" svg:x="-2.368cm" svg:y="-5.01cm"/>
          <text:p text:style-name="P2">Steer to aligned</text:p>
          <text:p text:style-name="P2">coordinat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087cm" svg:y1="20.306cm" svg:x2="7.087cm" svg:y2="21.119cm" draw:start-shape="id14" draw:start-glue-point="2" draw:end-shape="id16" draw:end-glue-point="0" svg:d="M7087 20306v813" svg:viewBox="0 0 1 814">
          <text:p/>
        </draw:connector>
        <draw:connector draw:style-name="gr5" draw:text-style-name="P6" draw:layer="layout" draw:type="line" svg:x1="10.35cm" svg:y1="19.634cm" svg:x2="9.198cm" svg:y2="19.656cm" draw:start-shape="id15" draw:start-glue-point="3" draw:end-shape="id14" draw:end-glue-point="1" svg:d="M10350 19634l-1152 22" svg:viewBox="0 0 1153 23">
          <text:p/>
        </draw:connector>
        <draw:connector draw:style-name="gr5" draw:text-style-name="P6" draw:layer="layout" svg:x1="15.54cm" svg:y1="14.032cm" svg:x2="9.007cm" svg:y2="21.769cm" draw:start-shape="id11" draw:start-glue-point="2" draw:end-shape="id16" draw:end-glue-point="1" svg:d="M15540 14032v7737h-6533" svg:viewBox="0 0 6534 7738">
          <text:p/>
        </draw:connector>
        <draw:custom-shape draw:style-name="gr25" draw:text-style-name="P3" xml:id="id18" draw:id="id18" draw:layer="layout" svg:width="3.34cm" svg:height="1.3cm" svg:x="5.422cm" svg:y="23.242cm">
          <draw:glue-point draw:id="4" svg:x="-2.368cm" svg:y="-5.01cm"/>
          <text:p text:style-name="P2">Final aligned</text:p>
          <text:p text:style-name="P2">structu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17" draw:id="id17" draw:layer="layout" svg:width="3.34cm" svg:height="1.3cm" svg:x="1.99cm" svg:y="23.241cm">
          <draw:glue-point draw:id="4" svg:x="-2.368cm" svg:y="-5.01cm"/>
          <text:p text:style-name="P2">Final <text:span text:style-name="T2">de novo</text:span></text:p>
          <text:p text:style-name="P2">structu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5.175cm" svg:y1="17.54cm" svg:x2="3.66cm" svg:y2="23.241cm" draw:start-shape="id13" draw:start-glue-point="3" draw:end-shape="id17" draw:end-glue-point="0" svg:d="M5175 17540h-1515v5701" svg:viewBox="0 0 1516 5702">
          <text:p/>
        </draw:connector>
        <draw:connector draw:style-name="gr5" draw:text-style-name="P6" draw:layer="layout" svg:x1="4.976cm" svg:y1="19.656cm" svg:x2="3.66cm" svg:y2="23.241cm" draw:start-shape="id14" draw:start-glue-point="3" draw:end-shape="id17" draw:end-glue-point="0" svg:d="M4976 19656h-1316v3585" svg:viewBox="0 0 1317 3586">
          <text:p/>
        </draw:connector>
        <draw:connector draw:style-name="gr5" draw:text-style-name="P6" draw:layer="layout" draw:type="line" svg:x1="7.087cm" svg:y1="22.419cm" svg:x2="7.092cm" svg:y2="23.242cm" draw:start-shape="id16" draw:start-glue-point="2" draw:end-shape="id18" draw:end-glue-point="0" svg:d="M7087 22419l5 823" svg:viewBox="0 0 6 824">
          <text:p/>
        </draw:connector>
        <draw:custom-shape draw:style-name="gr27" draw:text-style-name="P3" xml:id="id12" draw:id="id12" draw:layer="layout" svg:width="3.84cm" svg:height="1.3cm" svg:x="5.17cm" svg:y="12.682cm">
          <draw:glue-point draw:id="4" svg:x="-2.368cm" svg:y="-5.01cm"/>
          <text:p text:style-name="P2">Merge syste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09cm" svg:y1="13.982cm" svg:x2="7.094cm" svg:y2="14.783cm" draw:start-shape="id12" draw:start-glue-point="2" draw:end-shape="id19" draw:end-glue-point="0" svg:d="M7090 13982l4 801" svg:viewBox="0 0 5 802">
          <text:p/>
        </draw:connector>
        <draw:connector draw:style-name="gr19" draw:text-style-name="P6" draw:layer="layout" draw:type="lines" draw:line-skew="3.508cm -0.363cm" svg:x1="6.764cm" svg:y1="6.725cm" svg:x2="13.909cm" svg:y2="9.02cm" draw:start-shape="id1" draw:start-glue-point="1" draw:end-shape="id9" draw:end-glue-point="3" svg:d="M6764 6725h4036l2218 2295h891" svg:viewBox="0 0 7146 2296">
          <text:p/>
        </draw:connector>
        <draw:custom-shape draw:style-name="gr28" draw:text-style-name="P3" xml:id="id13" draw:id="id13" draw:layer="layout" svg:width="3.84cm" svg:height="1.3cm" svg:x="5.175cm" svg:y="16.89cm">
          <draw:glue-point draw:id="4" svg:x="-2.368cm" svg:y="-5.01cm"/>
          <text:p text:style-name="P2">Fix threaded</text:p>
          <text:p text:style-name="P2">lipi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094cm" svg:y1="16.083cm" svg:x2="7.095cm" svg:y2="16.89cm" draw:start-shape="id19" draw:start-glue-point="2" draw:end-shape="id13" draw:end-glue-point="0" svg:d="M7094 16083l1 807" svg:viewBox="0 0 2 808">
          <text:p/>
        </draw:connector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4cm" svg:x="1.949cm" svg:y="2.105cm" presentation:class="title" presentation:placeholder="true">
        <draw:text-box/>
      </draw:frame>
      <draw:frame presentation:style-name="Default-outline1" draw:layer="backgroundobjects" svg:width="17.099cm" svg:height="16.064cm" svg:x="1.949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2cm" svg:y="26.2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3:41:35.823987129</meta:creation-date>
    <dc:date>2021-02-25T13:26:29.140843901</dc:date>
    <meta:editing-duration>P7DT3H41M8S</meta:editing-duration>
    <meta:editing-cycles>5</meta:editing-cycles>
    <meta:generator>LibreOffice/6.4.6.2$Linux_X86_64 LibreOffice_project/40$Build-2</meta:generator>
    <meta:document-statistic meta:object-count="75"/>
  </office:meta>
</office:document-meta>
</file>